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70000025D7B6E396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8cm, 4.186cm, 1.375cm, 1.7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097cm" svg:height="12.065cm" svg:x="1cm" svg:y="1cm">
          <draw:image xlink:href="Pictures/10000000000003270000025D7B6E396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1T14:59:32.195556466</dc:date>
    <meta:generator>LibreOffice/4.2.8.2$Linux_X86_64 LibreOffice_project/420m0$Build-2</meta:generator>
    <meta:editing-duration>P0D</meta:editing-duration>
    <meta:editing-cycles>1</meta:editing-cycles>
    <meta:document-statistic meta:object-count="1"/>
  </office:meta>
</office:document-meta>
</file>